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54823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loext:fill-color-theme-reference loext:type="accent6">
          <loext:transformation loext:type="lummod" loext:value="7500"/>
        </loext:fill-color-theme-reference>
      </style:graphic-properties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548235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lor-theme-reference loext:type="lt1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Rectangle: Rounded Corners 3" draw:style-name="gr1" draw:text-style-name="P2" draw:layer="layout" svg:width="7.592cm" svg:height="4.89cm" svg:x="3.459cm" svg:y="2.256cm">
          <text:p text:style-name="P1"><text:span text:style-name="T1">Shape Fil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lor-theme-reference loext:type="dk1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quikee</meta:initial-creator>
    <dc:creator>quikee</dc:creator>
    <meta:editing-cycles>1</meta:editing-cycles>
    <meta:creation-date>2023-01-01T23:48:39</meta:creation-date>
    <dc:date>2023-01-01T23:48:54</dc:date>
    <meta:editing-duration>P0D</meta:editing-duration>
    <meta:generator>LibreOfficeDev/7.6.0.0.alpha0$Linux_X86_64 LibreOffice_project/af5eb163bd1798d756d24d93e5d0afb2d632c722</meta:generator>
    <meta:document-statistic meta:object-count="19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